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9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officeooo:rsid="001341ba" officeooo:paragraph-rsid="001341ba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paragraph-rsid="001371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41ba" officeooo:paragraph-rsid="001341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71dc" officeooo:paragraph-rsid="001371d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371dc" style:font-weight-asian="bold" style:font-weight-complex="bold"/>
    </style:style>
    <style:style style:name="T5" style:family="text">
      <style:text-properties fo:language="en" fo:country="US" officeooo:rsid="001371dc"/>
    </style:style>
    <style:style style:name="T6" style:family="text">
      <style:text-properties fo:language="en" fo:country="US" officeooo:rsid="00146be0"/>
    </style:style>
    <style:style style:name="T7" style:family="text">
      <style:text-properties fo:language="en" fo:country="US" officeooo:rsid="00151099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1341ba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71dc" style:font-weight-asian="bold" style:font-weight-complex="bold"/>
    </style:style>
    <style:style style:name="T14" style:family="text">
      <style:text-properties officeooo:rsid="001371dc"/>
    </style:style>
    <style:style style:name="T15" style:family="text">
      <style:text-properties officeooo:rsid="0016a9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<text:span text:style-name="T1">EVO-DOS v</text:span>0.<text:span text:style-name="T1">3</text:span><text:span text:style-name="T15">5</text:span></text:p>
      <text:p text:style-name="P2"/>
      <text:p text:style-name="P7">В связи с тем что основой <text:span text:style-name="T1">EVO-DOS </text:span>послужила прошивка <text:span text:style-name="T1">TR-DOS 5.03 </text:span>полное описание можно прочитать именно на этот <text:span text:style-name="T1">TR-DOS. </text:span>Здесь будет описано отличия и дополнительные возможности. </text:p>
      <text:p text:style-name="P7"/>
      <text:p text:style-name="P3">1. Удаленные возможности.</text:p>
      <text:p text:style-name="P6"/>
      <text:p text:style-name="P7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7">Удалена поддержка односторонних дисководов <text:span text:style-name="T15">и 40 дорожечных дисководов</text:span>, удалены команда выбора количества дорожек (команды 40 и 80).</text:p>
      <text:p text:style-name="P7"/>
      <text:p text:style-name="P11">2. <text:span text:style-name="T8">Добавленные</text:span><text:span text:style-name="T9"> </text:span><text:span text:style-name="T8">возможности</text:span><text:span text:style-name="T9">.</text:span></text:p>
      <text:p text:style-name="P6"/>
      <text:p text:style-name="P12"><text:span text:style-name="T9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11">K</text:span><text:span text:style-name="T9">» на </text:span><text:span text:style-name="T11">«L» </text:span><text:span text:style-name="T9">и иметь возможность посимвольного ввода. Регистр ввода значения не имеет. После исполнения новых команд (вне зависимости от результата выполнения) в командной строке будет отображаться буква текущего выбранного раздела, пока не будет выполнена стандартная команда </text:span><text:span text:style-name="T11">TR-DOS.</text:span><text:span text:style-name="T9"> В скобках </text:span><text:span text:style-name="T11">[ ] </text:span><text:span text:style-name="T9">указывается необязательный параметр. Отдельной обработки ошибок при вводе команд на данный момент нет, всегда выд</text:span><text:span text:style-name="T10">а</text:span><text:span text:style-name="T9">ется стандартное сообщение об ошибке.</text:span></text:p>
      <text:p text:style-name="P9">Полный список доступных команд:</text:p>
      <text:p text:style-name="P7"/>
      <text:p text:style-name="P5">.CD</text:p>
      <text:p text:style-name="P5">.CLRCMOS</text:p>
      <text:p text:style-name="P5">.DIR</text:p>
      <text:p text:style-name="P5">.DRIVE</text:p>
      <text:p text:style-name="P5">.HELP</text:p>
      <text:p text:style-name="P5">.MOUNT</text:p>
      <text:p text:style-name="P5">.UMOUNT</text:p>
      <text:p text:style-name="P5">.VER</text:p>
      <text:p text:style-name="P5">.VIRT</text:p>
      <text:p text:style-name="P9"/>
      <text:p text:style-name="P12"><text:span text:style-name="T9">Команда </text:span><text:span text:style-name="T8">.</text:span>VER<text:span text:style-name="T11"> </text:span><text:span text:style-name="T9">выводит на экран название </text:span><text:span text:style-name="T11">DOS, </text:span><text:span text:style-name="T9">версию и дату сборки. Данные для вывода берется из последних 8 байт ПЗУ самого </text:span><text:span text:style-name="T11">DOS.</text:span></text:p>
      <text:p text:style-name="P7"/>
      <text:p text:style-name="P4"><text:span text:style-name="T11">Команда </text:span>.<text:span text:style-name="T1">VIRT</text:span><text:span text:style-name="T2"> </text:span><text:span text:style-name="T1">[.X:]</text:span><text:span text:style-name="T2"> </text:span><text:span text:style-name="T11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2">CMOS. </text:span><text:span text:style-name="T11">Формат команды </text:span>.<text:span text:style-name="T1">VIRT X:</text:span><text:span text:style-name="T2"> </text:span><text:span text:style-name="T11">здесь </text:span><text:span text:style-name="T1">X</text:span><text:span text:style-name="T2"> </text:span><text:span text:style-name="T11">любая буква дисковода </text:span><text:span text:style-name="T2">A,B,C,D. </text:span><text:span text:style-name="T11">Наличие «:» после буквы диска обязательно.</text:span></text:p>
      <text:p text:style-name="P4"><text:span text:style-name="T11">Кроме возможности стандартного </text:span><text:span text:style-name="T2">TR-DOS </text:span><text:span text:style-name="T11">для смены диска командой </text:span>*<text:span text:style-name="T1">”X:”</text:span><text:span text:style-name="T2"> </text:span><text:span text:style-name="T11">где </text:span><text:span text:style-name="T1">X</text:span><text:span text:style-name="T2">-</text:span><text:span text:style-name="T11">любая буква </text:span><text:span text:style-name="T2">A...D </text:span><text:span text:style-name="T11">можно поменять дисковод командой </text:span>.<text:span text:style-name="T1">X:</text:span><text:span text:style-name="T2"> </text:span><text:span text:style-name="T11">подставив вместо </text:span><text:span text:style-name="T1">X</text:span><text:span text:style-name="T2"> </text:span><text:span text:style-name="T11">любую букву </text:span><text:span text:style-name="T2">A...D </text:span><text:span text:style-name="T11">для смены дисковода</text:span><text:span text:style-name="T2">, </text:span><text:span text:style-name="T11">а буквой </text:span><text:span text:style-name="T2">E </text:span><text:span text:style-name="T11">и далее сменить текущий раздел </text:span><text:span text:style-name="T2">FAT </text:span><text:span text:style-name="T11">устройства. Наличие символа «:» обязательно. Максимальную букву найденного раздела можно узнать командой .</text:span><text:span text:style-name="T1">DRIVE</text:span><text:span text:style-name="T2">, </text:span><text:span text:style-name="T11">при попытке переключиться на не найденный раздел будет выдана ошибка.</text:span></text:p>
      <text:p text:style-name="P7"/>
      <text:p text:style-name="P4"><text:span text:style-name="T11">Команда </text:span>.<text:span text:style-name="T1">DRIVE</text:span><text:span text:style-name="T2"> </text:span><text:span text:style-name="T11">показывает найденные разделы на </text:span><text:span text:style-name="T2">HDD </text:span><text:span text:style-name="T11">и </text:span><text:span text:style-name="T2">SD </text:span><text:span text:style-name="T11">картах. Первая присвоенная буква найденного раздела всегда </text:span><text:span text:style-name="T1">E</text:span><text:span text:style-name="T2">, </text:span><text:span text:style-name="T11">последняя зависит от количества найденных разделов. Отображается в виде </text:span><text:span text:style-name="T2">«</text:span><text:span text:style-name="T1">Drives: E-Z</text:span><text:span text:style-name="T2">».</text:span></text:p>
      <text:p text:style-name="P4"><text:span text:style-name="T11"/></text:p>
      <text:p text:style-name="P4"><text:span text:style-name="T11">Команда </text:span>.<text:span text:style-name="T1">DIR</text:span><text:span text:style-name="T2"> </text:span><text:span text:style-name="T1">[/L]</text:span><text:span text:style-name="T2"> </text:span><text:span text:style-name="T11">выводит на экран содержимое каталога текущего выбранного из найденных разделов. Вывод содержимого производится в том порядке как записано в директории. Вывод производится короткими именами. Вывод длинными именами производится по ключу </text:span>/<text:span text:style-name="T1">L </text:span></text:p>
      <text:p text:style-name="P7"/>
      <text:p text:style-name="P7">Команда <text:span text:style-name="T12">.</text:span><text:span text:style-name="T3">CD </text:span><text:span text:style-name="T1"><text:s/></text:span>позволяет входит в директории или выходить в предыдущую. За одну команду можно <text:soft-page-break/>перейти только на один уровень. Пример:</text:p>
      <text:p text:style-name="P7"/>
      <text:p text:style-name="P7"><text:span text:style-name="T12">.</text:span><text:span text:style-name="T3">CD dirname</text:span><text:span text:style-name="T1"> – </text:span>войти в директорию <text:span text:style-name="T1">dirname</text:span></text:p>
      <text:p text:style-name="P7"><text:span text:style-name="T3">.CD ..</text:span><text:span text:style-name="T1"> - </text:span>перейти в предыдущую директорию </text:p>
      <text:p text:style-name="P7"/>
      <text:p text:style-name="P7">Команда <text:span text:style-name="T12">.</text:span><text:span text:style-name="T3">MOUNT</text:span><text:span text:style-name="T1"> </text:span>позволяет смонтировать <text:span text:style-name="T1">TRD </text:span>образ для чтения/записи вместо реального дисковода. В качестве параметров указывается имя и расширение файла и буква дисковода на который производится монтирование. Пример:</text:p>
      <text:p text:style-name="P7"/>
      <text:p text:style-name="P4">.<text:span text:style-name="T1">MOUNT FILENAME.TRD B:</text:span></text:p>
      <text:p text:style-name="P13"/>
      <text:p text:style-name="P7">Расширение должно быть указанно обязательно, как и : после буквы монтируемого дисковода. </text:p>
      <text:p text:style-name="P7"/>
      <text:p text:style-name="P7">Команда <text:span text:style-name="T3">.UMOUNT</text:span><text:span text:style-name="T1"> </text:span>производит отключение образа от буквы дисковода. Параметр для команды только буква дисковода, символ : обязателен.</text:p>
      <text:p text:style-name="P7"/>
      <text:p text:style-name="P8"><text:span text:style-name="T14">Команда </text:span><text:span text:style-name="T13">.</text:span><text:span text:style-name="T4">HELP</text:span><text:span text:style-name="T5"> </text:span><text:span text:style-name="T6">предназначена</text:span><text:span text:style-name="T14"> для вывода на экран списка доступных команд в данной версии.</text:span></text:p>
      <text:p text:style-name="P10"/>
      <text:p text:style-name="P8"><text:span text:style-name="T14">Команда </text:span><text:span text:style-name="T13">.</text:span><text:span text:style-name="T4">CLRCMOS</text:span><text:span text:style-name="T5"> </text:span><text:span text:style-name="T14">производит сброс ячеек содержащих необходимые настройки в состояние по умолчанию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3cm" fo:margin-left="1.085cm" fo:margin-right="1.0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4T00:34:10.79</meta:creation-date>
    <dc:date>2013-11-17T22:52:06.703000000</dc:date>
    <meta:editing-duration>P1DT7H4M17S</meta:editing-duration>
    <meta:editing-cycles>20</meta:editing-cycles>
    <meta:generator>LibreOffice/4.1.2.3$Windows_x86 LibreOffice_project/40b2d7fde7e8d2d7bc5a449dc65df4d08a7dd38</meta:generator>
    <meta:document-statistic meta:table-count="0" meta:image-count="0" meta:object-count="0" meta:page-count="2" meta:paragraph-count="31" meta:word-count="467" meta:character-count="3344" meta:non-whitespace-character-count="2902"/>
  </office:meta>
</office:document-meta>
</file>